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1.65cm" fo:min-width="3.5cm"/>
      <style:paragraph-properties style:writing-mode="lr-tb"/>
    </style:style>
    <style:style style:name="gr2" style:family="graphic" style:parent-style-name="standard">
      <style:graphic-properties svg:stroke-color="#000000" draw:fill-color="#77bc65" draw:textarea-horizontal-align="justify" draw:textarea-vertical-align="middle" draw:auto-grow-height="false" fo:min-height="2.15cm" fo:min-width="5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fill-color="#808080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08080"/>
      <style:paragraph-properties fo:text-align="center" style:writing-mode="lr-tb"/>
    </style:style>
    <style:style style:name="P3" style:family="paragraph">
      <loext:graphic-properties draw:fill-color="#77bc65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808080"/>
      <style:paragraph-properties fo:text-align="center"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2" draw:id="id2" draw:layer="layout" svg:width="4cm" svg:height="1.9cm" svg:x="0.35cm" svg:y="4.8cm">
          <text:p text:style-name="P1">config-repo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cm" svg:height="1.9cm" svg:x="0.35cm" svg:y="8.65cm">
          <text:p text:style-name="P1">configServer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1.9cm" svg:x="8.808cm" svg:y="8.65cm">
          <text:p text:style-name="P1">clientB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cm" svg:height="1.9cm" svg:x="8.808cm" svg:y="4.8cm">
          <text:p text:style-name="P1">clientA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cm" svg:height="1.9cm" svg:x="8.808cm" svg:y="12.2cm">
          <text:p text:style-name="P1">clientC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.5cm" svg:height="2.4cm" svg:x="17.8cm" svg:y="8.4cm">
          <text:p text:style-name="P1">Spring Cloud Bu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2.35cm" svg:y1="8.65cm" svg:x2="2.35cm" svg:y2="6.7cm" draw:start-shape="id1" draw:start-glue-point="0" draw:end-shape="id2" draw:end-glue-point="2" svg:d="M2350 8650v-1950" svg:viewBox="0 0 1 1951">
          <text:p text:style-name="P4">读取配置</text:p>
        </draw:connector>
        <draw:custom-shape draw:style-name="gr1" draw:text-style-name="P2" xml:id="id3" draw:id="id3" draw:layer="layout" svg:width="4cm" svg:height="1.9cm" svg:x="8.8cm" svg:y="0.3cm">
          <text:p text:style-name="P1">配置更新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0.8cm" svg:y1="2.2cm" svg:x2="10.808cm" svg:y2="4.8cm" draw:start-shape="id3" draw:start-glue-point="2" draw:end-shape="id4" draw:end-glue-point="0" svg:d="M10800 2200v1300h8v1300" svg:viewBox="0 0 9 2601">
          <text:p text:style-name="P4"><text:span text:style-name="T1">1.</text:span>/bus-refresh</text:p>
        </draw:connector>
        <draw:connector draw:style-name="gr3" draw:text-style-name="P5" draw:layer="layout" draw:type="line" svg:x1="8.808cm" svg:y1="5.75cm" svg:x2="4.35cm" svg:y2="9.6cm" draw:start-shape="id4" draw:start-glue-point="3" draw:end-shape="id1" draw:end-glue-point="1" svg:d="M8808 5750l-4458 3850" svg:viewBox="0 0 4459 3851">
          <text:p text:style-name="P4">2.获取配置</text:p>
        </draw:connector>
        <draw:connector draw:style-name="gr3" draw:text-style-name="P5" draw:layer="layout" draw:type="line" svg:x1="12.808cm" svg:y1="5.75cm" svg:x2="17.8cm" svg:y2="9.6cm" draw:start-shape="id4" draw:start-glue-point="1" draw:end-shape="id5" draw:end-glue-point="3" svg:d="M12808 5750l4992 3850" svg:viewBox="0 0 4993 3851">
          <text:p text:style-name="P4">2.发送消息</text:p>
        </draw:connector>
        <draw:connector draw:style-name="gr3" draw:text-style-name="P5" draw:layer="layout" draw:type="line" svg:x1="17.8cm" svg:y1="9.6cm" svg:x2="12.808cm" svg:y2="9.6cm" draw:start-shape="id5" draw:start-glue-point="3" draw:end-shape="id6" draw:end-glue-point="1" svg:d="M17800 9600h-4992" svg:viewBox="0 0 4993 1">
          <text:p text:style-name="P4">3.接受消息</text:p>
        </draw:connector>
        <draw:connector draw:style-name="gr3" draw:text-style-name="P5" draw:layer="layout" draw:type="line" svg:x1="8.808cm" svg:y1="9.6cm" svg:x2="4.35cm" svg:y2="9.6cm" draw:start-shape="id6" draw:start-glue-point="3" draw:end-shape="id1" draw:end-glue-point="1" svg:d="M8808 9600h-4458" svg:viewBox="0 0 4459 1">
          <text:p text:style-name="P4">4.读取配置</text:p>
        </draw:connector>
        <draw:connector draw:style-name="gr3" draw:text-style-name="P5" draw:layer="layout" draw:type="line" svg:x1="17.8cm" svg:y1="9.6cm" svg:x2="12.808cm" svg:y2="13.15cm" draw:start-shape="id5" draw:start-glue-point="3" draw:end-shape="id7" draw:end-glue-point="1" svg:d="M17800 9600l-4992 3550" svg:viewBox="0 0 4993 3551">
          <text:p text:style-name="P4">3.接收消息</text:p>
        </draw:connector>
        <draw:connector draw:style-name="gr3" draw:text-style-name="P5" draw:layer="layout" draw:type="line" svg:x1="8.808cm" svg:y1="13.15cm" svg:x2="4.35cm" svg:y2="9.6cm" draw:start-shape="id7" draw:start-glue-point="3" draw:end-shape="id1" draw:end-glue-point="1" svg:d="M8808 13150l-4458-3550" svg:viewBox="0 0 4459 3551">
          <text:p text:style-name="P4">4.读取配置</text:p>
        </draw:connector>
        <draw:custom-shape draw:style-name="gr1" draw:text-style-name="P2" xml:id="id9" draw:id="id9" draw:layer="layout" svg:width="4cm" svg:height="1.9cm" svg:x="17.15cm" svg:y="16.8cm">
          <text:p text:style-name="P1">config-repo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cm" svg:height="1.9cm" svg:x="17.15cm" svg:y="20.65cm">
          <text:p text:style-name="P1">configServ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cm" svg:height="1.9cm" svg:x="25.658cm" svg:y="23.05cm">
          <text:p text:style-name="P1">clientB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cm" svg:height="1.9cm" svg:x="25.658cm" svg:y="16.8cm">
          <text:p text:style-name="P1">clientA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4cm" svg:height="1.9cm" svg:x="25.658cm" svg:y="26.6cm">
          <text:p text:style-name="P1">clientC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5.5cm" svg:height="2.4cm" svg:x="34.65cm" svg:y="20.4cm">
          <text:p text:style-name="P1">Spring Cloud Bus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9.15cm" svg:y1="20.65cm" svg:x2="19.15cm" svg:y2="18.7cm" draw:start-shape="id8" draw:start-glue-point="0" draw:end-shape="id9" draw:end-glue-point="2" svg:d="M19150 20650v-1950" svg:viewBox="0 0 1 1951">
          <text:p text:style-name="P4">读取配置</text:p>
        </draw:connector>
        <draw:custom-shape draw:style-name="gr1" draw:text-style-name="P2" xml:id="id14" draw:id="id14" draw:layer="layout" svg:width="4cm" svg:height="1.9cm" svg:x="17.15cm" svg:y="24.8cm">
          <text:p text:style-name="P1">配置更新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5.658cm" svg:y1="17.75cm" svg:x2="21.15cm" svg:y2="21.6cm" draw:start-shape="id10" draw:start-glue-point="3" draw:end-shape="id8" draw:end-glue-point="1" svg:d="M25658 17750l-4508 3850" svg:viewBox="0 0 4509 3851">
          <text:p text:style-name="P4">4.读取配置</text:p>
        </draw:connector>
        <draw:connector draw:style-name="gr3" draw:text-style-name="P5" draw:layer="layout" draw:type="line" svg:x1="34.65cm" svg:y1="21.6cm" svg:x2="29.658cm" svg:y2="24cm" draw:start-shape="id11" draw:start-glue-point="3" draw:end-shape="id12" draw:end-glue-point="1" svg:d="M34650 21600l-4992 2400" svg:viewBox="0 0 4993 2401">
          <text:p text:style-name="P4">3.接受消息</text:p>
        </draw:connector>
        <draw:connector draw:style-name="gr3" draw:text-style-name="P5" draw:layer="layout" draw:type="line" svg:x1="25.658cm" svg:y1="24cm" svg:x2="21.15cm" svg:y2="21.6cm" draw:start-shape="id12" draw:start-glue-point="3" draw:end-shape="id8" draw:end-glue-point="1" svg:d="M25658 24000l-4508-2400" svg:viewBox="0 0 4509 2401">
          <text:p text:style-name="P4">4.读取配置</text:p>
        </draw:connector>
        <draw:connector draw:style-name="gr3" draw:text-style-name="P5" draw:layer="layout" draw:type="line" svg:x1="34.65cm" svg:y1="21.6cm" svg:x2="29.658cm" svg:y2="27.55cm" draw:start-shape="id11" draw:start-glue-point="3" draw:end-shape="id13" draw:end-glue-point="1" svg:d="M34650 21600l-4992 5950" svg:viewBox="0 0 4993 5951">
          <text:p text:style-name="P4">3.接收消息</text:p>
        </draw:connector>
        <draw:connector draw:style-name="gr3" draw:text-style-name="P5" draw:layer="layout" draw:type="line" svg:x1="25.658cm" svg:y1="27.55cm" svg:x2="21.15cm" svg:y2="21.6cm" draw:start-shape="id13" draw:start-glue-point="3" draw:end-shape="id8" draw:end-glue-point="1" svg:d="M25658 27550l-4508-5950" svg:viewBox="0 0 4509 5951">
          <text:p text:style-name="P4">4.读取配置</text:p>
        </draw:connector>
        <draw:connector draw:style-name="gr3" draw:text-style-name="P5" draw:layer="layout" draw:type="line" svg:x1="19.15cm" svg:y1="24.8cm" svg:x2="19.15cm" svg:y2="22.55cm" draw:start-shape="id14" draw:start-glue-point="0" draw:end-shape="id8" draw:end-glue-point="2" svg:d="M19150 24800v-2250" svg:viewBox="0 0 1 2251">
          <text:p text:style-name="P4"><text:span text:style-name="T1">1.</text:span>/bus-refresh</text:p>
        </draw:connector>
        <draw:connector draw:style-name="gr3" draw:text-style-name="P5" draw:layer="layout" draw:type="line" svg:x1="21.15cm" svg:y1="21.6cm" svg:x2="34.65cm" svg:y2="21.6cm" draw:start-shape="id8" draw:start-glue-point="1" draw:end-shape="id11" draw:end-glue-point="3" svg:d="M21150 21600h13500" svg:viewBox="0 0 13501 1">
          <text:p text:style-name="P4">2.发送消息</text:p>
        </draw:connector>
        <draw:connector draw:style-name="gr3" draw:text-style-name="P5" draw:layer="layout" draw:type="line" svg:x1="34.65cm" svg:y1="21.6cm" svg:x2="29.658cm" svg:y2="17.75cm" draw:start-shape="id11" draw:start-glue-point="3" draw:end-shape="id10" draw:end-glue-point="1" svg:d="M34650 21600l-4992-3850" svg:viewBox="0 0 4993 3851">
          <text:p text:style-name="P4">3.接受消息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3:46:19.960698282</meta:creation-date>
    <meta:generator>LibreOffice/6.3.6.2$Linux_X86_64 LibreOffice_project/30$Build-2</meta:generator>
    <dc:date>2020-06-16T10:47:26.330607732</dc:date>
    <meta:editing-duration>PT4M5S</meta:editing-duration>
    <meta:editing-cycles>2</meta:editing-cycles>
    <meta:document-statistic meta:object-count="31"/>
  </office:meta>
</office:document-meta>
</file>